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useClick.xml" manifest:media-type="text/xml"/>
  <manifest:file-entry manifest:full-path="Basic/Standard/mouseEven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8.88mm"/>
    </style:style>
    <style:style style:name="co2" style:family="table-column">
      <style:table-column-properties fo:break-before="auto" style:column-width="7.81mm"/>
    </style:style>
    <style:style style:name="co3" style:family="table-column">
      <style:table-column-properties fo:break-before="auto" style:column-width="8.5mm"/>
    </style:style>
    <style:style style:name="co4" style:family="table-column">
      <style:table-column-properties fo:break-before="auto" style:column-width="11.25mm"/>
    </style:style>
    <style:style style:name="co5" style:family="table-column">
      <style:table-column-properties fo:break-before="auto" style:column-width="120.17mm"/>
    </style:style>
    <style:style style:name="co6" style:family="table-column">
      <style:table-column-properties fo:break-before="auto" style:column-width="11.57mm"/>
    </style:style>
    <style:style style:name="co7" style:family="table-column">
      <style:table-column-properties fo:break-before="auto" style:column-width="14.62mm"/>
    </style:style>
    <style:style style:name="co8" style:family="table-column">
      <style:table-column-properties fo:break-before="auto" style:column-width="11.22mm"/>
    </style:style>
    <style:style style:name="co9" style:family="table-column">
      <style:table-column-properties fo:break-before="auto" style:column-width="51.73mm"/>
    </style:style>
    <style:style style:name="co10" style:family="table-column">
      <style:table-column-properties fo:break-before="auto" style:column-width="45.74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66.3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57.19mm"/>
    </style:style>
    <style:style style:name="co16" style:family="table-column">
      <style:table-column-properties fo:break-before="auto" style:column-width="71.17mm"/>
    </style:style>
    <style:style style:name="co17" style:family="table-column">
      <style:table-column-properties fo:break-before="auto" style:column-width="72.27mm"/>
    </style:style>
    <style:style style:name="co18" style:family="table-column">
      <style:table-column-properties fo:break-before="auto" style:column-width="69.71mm"/>
    </style:style>
    <style:style style:name="co19" style:family="table-column">
      <style:table-column-properties fo:break-before="auto" style:column-width="5.43mm"/>
    </style:style>
    <style:style style:name="co20" style:family="table-column">
      <style:table-column-properties fo:break-before="auto" style:column-width="30.97mm"/>
    </style:style>
    <style:style style:name="co21" style:family="table-column">
      <style:table-column-properties fo:break-before="auto" style:column-width="65.03mm"/>
    </style:style>
    <style:style style:name="co22" style:family="table-column">
      <style:table-column-properties fo:break-before="auto" style:column-width="83.71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3.7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21.06mm" fo:break-before="auto" style:use-optimal-row-height="false"/>
    </style:style>
    <style:style style:name="ro7" style:family="table-row">
      <style:table-row-properties style:row-height="14.2mm" fo:break-before="auto" style:use-optimal-row-height="false"/>
    </style:style>
    <style:style style:name="ro8" style:family="table-row">
      <style:table-row-properties style:row-height="11.5mm" fo:break-before="auto" style:use-optimal-row-height="false"/>
    </style:style>
    <style:style style:name="ro9" style:family="table-row">
      <style:table-row-properties style:row-height="15.06mm" fo:break-before="auto" style:use-optimal-row-height="false"/>
    </style:style>
    <style:style style:name="ro10" style:family="table-row">
      <style:table-row-properties style:row-height="12.36mm" fo:break-before="auto" style:use-optimal-row-height="false"/>
    </style:style>
    <style:style style:name="ro11" style:family="table-row">
      <style:table-row-properties style:row-height="12.19mm" fo:break-before="auto" style:use-optimal-row-height="false"/>
    </style:style>
    <style:style style:name="ro12" style:family="table-row">
      <style:table-row-properties style:row-height="16.51mm" fo:break-before="auto" style:use-optimal-row-height="false"/>
    </style:style>
    <style:style style:name="ro13" style:family="table-row">
      <style:table-row-properties style:row-height="6.58mm" fo:break-before="auto" style:use-optimal-row-height="false"/>
    </style:style>
    <style:style style:name="ro14" style:family="table-row">
      <style:table-row-properties style:row-height="8.31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10.53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7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/>
    </style:style>
    <style:style style:name="ce13" style:family="table-cell" style:parent-style-name="Default">
      <style:table-cell-properties fo:background-color="#b4c7dc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ffffff" fo:wrap-option="no-wrap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gr1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4.56mm" fo:min-width="77.78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7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69mm" fo:min-width="116.93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8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9" style:family="graphic" style:parent-style-name="Default">
      <style:graphic-properties loext:decorative="false"/>
    </style:style>
    <style:style style:name="gr10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1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2.27mm" fo:padding-top="0mm" fo:padding-bottom="0mm" fo:padding-left="1mm" fo:padding-right="0mm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2" style:family="graphic" style:parent-style-name="Default">
      <style:graphic-properties draw:textarea-vertical-align="middle" loext:decorative="false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3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-color="#778899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cd5c5c"/>
      <style:paragraph-properties fo:text-align="center" style:writing-mode="lr-tb"/>
    </style:style>
    <style:style style:name="P11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2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3" style:family="paragraph">
      <style:paragraph-properties fo:text-align="start"/>
    </style:style>
    <style:style style:name="T1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/>
      <table:table table:name="ROMS-Cockpit" table:style-name="ta1">
        <officeooo:event-listeners>
          <script:event-listener script:language="ooo:script" script:event-name="office:dblclick" xlink:href="vnd.sun.star.script:Standard.mouseEvent.ToggleTrueFalse?language=Basic&amp;location=document" xlink:type="simple"/>
        </officeooo:event-listeners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1" draw:text-style-name="P1" svg:x1="374.23mm" svg:y1="208.58mm" svg:x2="423.9mm" svg:y2="137.09mm" draw:start-shape="id1" draw:start-glue-point="7" draw:end-shape="id2" draw:end-glue-point="6" svg:d="M37423 20858h4967v-7149" svg:viewBox="0 0 4968 7150">
            <text:p/>
          </draw:connector>
          <draw:custom-shape draw:z-index="1" draw:name="LOAD_CONSOLES_METADATA 2" draw:style-name="gr2" draw:text-style-name="P3" xml:id="id1" draw:id="id1" svg:width="112.66mm" svg:height="19.5mm" svg:x="261.57mm" svg:y="198.83mm">
            <text:p text:style-name="P2"><text:span text:style-name="T1">%ROOT%/</text:span><text:span text:style-name="T2">ROM_DB_PY</text:span><text:span text:style-name="T1">/</text:span></text:p>
            <text:p text:style-name="P2"><text:span text:style-name="T3">SCRAPE_LIST_ROM_IMAGE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 1" draw:style-name="gr3" draw:text-style-name="P3" xml:id="id2" draw:id="id2" svg:width="82.78mm" svg:height="27.06mm" svg:x="382.51mm" svg:y="110.03mm">
            <text:p text:style-name="P2"><text:span text:style-name="T1">%ROOT%/ROM_DB_PY/DB</text:span></text:p>
            <text:p text:style-name="P2"><text:span text:style-name="T4">RetroRoms.db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3" draw:name="LOAD_CONSOLES_METADATA 4" draw:style-name="gr4" draw:text-style-name="P4" svg:width="68.36mm" svg:height="19.5mm" svg:x="436.78mm" svg:y="142.25mm">
            <text:p text:style-name="P2"><text:span text:style-name="T1">%ROOT%/RomsDB/</text:span><text:span text:style-name="T1"><text:line-break/></text:span><text:span text:style-name="T4">CAX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4" draw:name="Connector-Standard 3" draw:style-name="gr1" draw:text-style-name="P1" svg:x1="380.43mm" svg:y1="248.11mm" svg:x2="431.59mm" svg:y2="262.78mm" draw:start-shape="id3" draw:start-glue-point="7" draw:end-shape="id4" draw:end-glue-point="0" svg:d="M38043 24811h5116v1467" svg:viewBox="0 0 5117 1468">
            <text:p/>
          </draw:connector>
          <draw:custom-shape draw:z-index="5" draw:name="LOAD_CONSOLES_METADATA 5" draw:style-name="gr2" draw:text-style-name="P3" xml:id="id3" draw:id="id3" svg:width="112.66mm" svg:height="19.5mm" svg:x="267.77mm" svg:y="238.36mm">
            <text:p text:style-name="P2"><text:span text:style-name="T1">%ROOT%/</text:span><text:span text:style-name="T2">ROM_DB_PY</text:span><text:span text:style-name="T1">/</text:span></text:p>
            <text:p text:style-name="P2"><text:span text:style-name="T3">GAMES_LIST_GENERATOR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6" draw:name="Rectangle-Cut- 3" draw:style-name="gr5" draw:text-style-name="P5" svg:width="123.21mm" svg:height="15.46mm" svg:x="356.56mm" svg:y="89.06mm">
            <text:p text:style-name="P2"><text:span text:style-name="T1">%ROOT%/RomsDB/</text:span><text:span text:style-name="T1"><text:line-break/></text:span><text:span text:style-name="T5">/home/pi/Documents/Projects_DIY/2024-ROMS-DB/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7" draw:name="Rectangle-Cut- 4" draw:style-name="gr6" draw:text-style-name="P6" xml:id="id5" draw:id="id5" svg:width="65.52mm" svg:height="15.46mm" svg:x="249.43mm" svg:y="147.42mm">
            <text:p text:style-name="P2"><text:span text:style-name="T2">%ROOT%/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9" draw:name="Rectangle-Cut- 5" draw:style-name="gr7" draw:text-style-name="P5" xml:id="id4" draw:id="id4" svg:width="81.94mm" svg:height="23.41mm" svg:x="390.62mm" svg:y="262.78mm">
            <text:p text:style-name="P2"><text:span text:style-name="T6">%ROOT_DB%/</text:span><text:span text:style-name="T6"><text:line-break/></text:span><text:span text:style-name="T7">ROM_DB_PY/gameslis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0" draw:name="Shape 2" draw:style-name="gr8" draw:text-style-name="P8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7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3" draw:style-name="gr8" draw:text-style-name="P8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7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4" draw:style-name="gr8" draw:text-style-name="P8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7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5" draw:style-name="gr8" draw:text-style-name="P8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7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6" draw:style-name="gr8" draw:text-style-name="P8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7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trol draw:z-index="17" draw:name="Control 2" draw:style-name="gr9" draw:text-style-name="P9" svg:width="33.96mm" svg:height="7.82mm" svg:x="488.05mm" svg:y="4.03mm" draw:control="control1"/>
        </table:shapes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16" draw:name="Shape 9" draw:style-name="gr8" draw:text-style-name="P8" svg:width="38.05mm" svg:height="8.73mm" svg:x="20.29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7">Python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15" draw:name="Shape 14" draw:style-name="gr10" draw:text-style-name="P10" svg:width="38.05mm" svg:height="8.73mm" svg:x="16.72mm" svg:y="3.11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7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</table:table-row>
        <table:table-row table:style-name="ro2">
          <table:table-cell table:style-name="ce17" office:value-type="string" calcext:value-type="string">
            <text:p>COMMAND LINES</text:p>
          </table:table-cell>
          <table:table-cell table:style-name="ce13"/>
          <table:table-cell table:style-name="ce9"/>
          <table:table-cell table:style-name="ce13" table:number-columns-repeated="14"/>
        </table:table-row>
        <table:table-row table:style-name="ro2" table:number-rows-repeated="3">
          <table:table-cell table:style-name="ce17"/>
          <table:table-cell table:style-name="ce13"/>
          <table:table-cell table:style-name="ce9"/>
          <table:table-cell table:style-name="ce13" table:number-columns-repeated="14"/>
        </table:table-row>
        <table:table-row table:style-name="ro2">
          <table:table-cell table:style-name="ce19" office:value-type="string" calcext:value-type="string">
            <text:p>Load_XML_All_Consoles</text:p>
          </table:table-cell>
          <table:table-cell table:style-name="ce13"/>
          <table:table-cell table:style-name="ce9"/>
          <table:table-cell table:style-name="ce13"/>
          <table:table-cell table:style-name="ce13" table:formula="of:=+[.E18]&amp;&quot; &quot;&amp;[.E42]&amp;&quot; &quot;&amp;[.E70]" office:value-type="string" office:string-value="/home/pi/Documents/ArcadeMeta/ROM_DB_PY/Load_XML_All_Consoles.py 10010000X 100000000010000000000000001X" calcext:value-type="string">
            <text:p>/home/pi/Documents/ArcadeMeta/ROM_DB_PY/Load_XML_All_Consoles.py 10010000X 100000000010000000000000001X</text:p>
          </table:table-cell>
          <table:table-cell table:style-name="ce13" table:number-columns-repeated="12"/>
        </table:table-row>
        <table:table-row table:style-name="ro2">
          <table:table-cell table:style-name="ce13" table:number-columns-repeated="2"/>
          <table:table-cell table:style-name="ce9"/>
          <table:table-cell table:style-name="ce13" table:number-columns-repeated="14"/>
        </table:table-row>
        <table:table-row table:style-name="ro2">
          <table:table-cell table:style-name="ce19" office:value-type="string" calcext:value-type="string">
            <text:p>Open Explorer at new gameslist</text:p>
          </table:table-cell>
          <table:table-cell table:style-name="ce13"/>
          <table:table-cell table:style-name="ce9"/>
          <table:table-cell table:style-name="ce13"/>
          <table:table-cell table:style-name="ce13" table:formula="of:=&quot;thunar &quot; &amp;[.E19]" office:value-type="string" office:string-value="thunar /home/pi/Documents/Projects_DIY/2024-ROMS-DB/ROM_DB_PY/gameslists" calcext:value-type="string">
            <text:p>thunar /home/pi/Documents/Projects_DIY/2024-ROMS-DB/ROM_DB_PY/gameslists</text:p>
          </table:table-cell>
          <table:table-cell table:style-name="ce13" table:number-columns-repeated="12"/>
        </table:table-row>
        <table:table-row table:style-name="ro2">
          <table:table-cell table:style-name="ce15" office:value-type="string" calcext:value-type="string">
            <text:p>Open Explorer at gameslist</text:p>
          </table:table-cell>
          <table:table-cell table:style-name="ce13"/>
          <table:table-cell table:style-name="ce9"/>
          <table:table-cell table:style-name="ce13"/>
          <table:table-cell table:style-name="ce13" table:formula="of:=&quot;thunar &quot; &amp; RNG_ROOT_USB" office:value-type="string" office:string-value="thunar /media/pi/ROM_EXTRA/" calcext:value-type="string">
            <text:p>thunar /media/pi/ROM_EXTRA/</text:p>
          </table:table-cell>
          <table:table-cell table:style-name="ce13" table:number-columns-repeated="12"/>
        </table:table-row>
        <table:table-row table:style-name="ro3">
          <table:table-cell table:style-name="ce11" table:number-columns-repeated="2"/>
          <table:table-cell table:style-name="ce8"/>
          <table:table-cell table:style-name="ce11" table:number-columns-repeated="11"/>
          <table:table-cell table:style-name="ce13" table:number-columns-repeated="3"/>
        </table:table-row>
        <table:table-row table:style-name="ro2" table:number-rows-repeated="5">
          <table:table-cell table:style-name="ce15"/>
          <table:table-cell table:style-name="ce13"/>
          <table:table-cell table:style-name="ce9"/>
          <table:table-cell table:style-name="ce13" table:number-columns-repeated="14"/>
        </table:table-row>
        <table:table-row table:style-name="ro2">
          <table:table-cell table:style-name="ce17" office:value-type="string" calcext:value-type="string">
            <text:p>Path File</text:p>
          </table:table-cell>
          <table:table-cell table:style-name="ce13"/>
          <table:table-cell table:style-name="ce9"/>
          <table:table-cell table:style-name="ce13" table:number-columns-repeated="14"/>
        </table:table-row>
        <table:table-row table:style-name="ro2">
          <table:table-cell table:style-name="ce4" office:value-type="string" calcext:value-type="string">
            <text:p>RetroRoms.db</text:p>
          </table:table-cell>
          <table:table-cell table:style-name="ce13"/>
          <table:table-cell table:style-name="ce9"/>
          <table:table-cell table:style-name="ce13"/>
          <table:table-cell table:style-name="ce13" table:formula="of:=[.E27]&amp;&quot;/RomsDB/DB/RetroRoms.db&quot;" office:value-type="string" office:string-value="/home/pi/Documents/ArcadeMeta/ROM_DB_PY/RomsDB/DB/RetroRoms.db" calcext:value-type="string">
            <text:p>/home/pi/Documents/ArcadeMeta/ROM_DB_PY/RomsDB/DB/RetroRoms.db</text:p>
          </table:table-cell>
          <table:table-cell table:style-name="ce13" table:number-columns-repeated="12"/>
        </table:table-row>
        <table:table-row table:style-name="ro2">
          <table:table-cell table:style-name="ce4" office:value-type="string" calcext:value-type="string">
            <text:p>Load_XML_All_Consoles.py</text:p>
          </table:table-cell>
          <table:table-cell table:style-name="ce13"/>
          <table:table-cell table:style-name="ce9"/>
          <table:table-cell table:style-name="ce13"/>
          <table:table-cell table:style-name="ce13" table:formula="of:=+[.E27]&amp;&quot;/&quot;&amp;[.A18]" office:value-type="string" office:string-value="/home/pi/Documents/ArcadeMeta/ROM_DB_PY/Load_XML_All_Consoles.py" calcext:value-type="string">
            <text:p>/home/pi/Documents/ArcadeMeta/ROM_DB_PY/Load_XML_All_Consoles.py</text:p>
          </table:table-cell>
          <table:table-cell table:style-name="ce13" table:number-columns-repeated="12"/>
        </table:table-row>
        <table:table-row table:style-name="ro2">
          <table:table-cell table:style-name="ce4" office:value-type="string" calcext:value-type="string">
            <text:p>New game lists</text:p>
          </table:table-cell>
          <table:table-cell table:style-name="ce13"/>
          <table:table-cell table:style-name="ce9"/>
          <table:table-cell table:style-name="ce13"/>
          <table:table-cell table:style-name="ce13" office:value-type="string" calcext:value-type="string">
            <text:p>/home/pi/Documents/Projects_DIY/2024-ROMS-DB/ROM_DB_PY/gameslists</text:p>
          </table:table-cell>
          <table:table-cell table:style-name="ce13" table:number-columns-repeated="12"/>
        </table:table-row>
        <table:table-row table:style-name="ro2" table:number-rows-repeated="4">
          <table:table-cell table:style-name="ce13" table:number-columns-repeated="2"/>
          <table:table-cell table:style-name="ce9"/>
          <table:table-cell table:style-name="ce13" table:number-columns-repeated="14"/>
        </table:table-row>
        <table:table-row table:style-name="ro2">
          <table:table-cell table:style-name="ce17"/>
          <table:table-cell table:style-name="ce13"/>
          <table:table-cell table:style-name="ce9"/>
          <table:table-cell table:style-name="ce13" table:number-columns-repeated="14"/>
        </table:table-row>
        <table:table-row table:style-name="ro2">
          <table:table-cell table:style-name="ce17" office:value-type="string" calcext:value-type="string">
            <text:p>PATHS</text:p>
          </table:table-cell>
          <table:table-cell table:style-name="ce13"/>
          <table:table-cell table:style-name="ce9"/>
          <table:table-cell table:style-name="ce13" table:number-columns-repeated="14"/>
        </table:table-row>
        <table:table-row-group>
          <table:table-row table:style-name="ro2">
            <table:table-cell table:style-name="ce4" office:value-type="string" calcext:value-type="string">
              <text:p>%ROOT_GAMES%</text:p>
            </table:table-cell>
            <table:table-cell table:style-name="ce9" table:number-columns-repeated="2"/>
            <table:table-cell table:style-name="ce13"/>
            <table:table-cell table:style-name="ce24" office:value-type="string" calcext:value-type="string">
              <text:p>/home/pi/ROMS_EXTRA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%ROOT_DB%</text:p>
            </table:table-cell>
            <table:table-cell table:style-name="ce9" table:number-columns-repeated="2"/>
            <table:table-cell table:style-name="ce13"/>
            <table:table-cell table:style-name="ce24" office:value-type="string" calcext:value-type="string">
              <text:p>/home/pi/Documents/ArcadeMeta/ROM_DB_PY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%ROOT_USB%</text:p>
            </table:table-cell>
            <table:table-cell table:style-name="ce9" table:number-columns-repeated="2"/>
            <table:table-cell table:style-name="ce13"/>
            <table:table-cell table:style-name="ce24" office:value-type="string" calcext:value-type="string">
              <text:p>/media/pi/ROM_EXTRA/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%screanshots&amp;</text:p>
            </table:table-cell>
            <table:table-cell table:style-name="ce9" table:number-columns-repeated="2"/>
            <table:table-cell table:style-name="ce13"/>
            <table:table-cell table:style-name="ce24" office:value-type="string" calcext:value-type="string">
              <text:p>/opt/retropie/configs/all/retroarch/screenshots/</text:p>
            </table:table-cell>
            <table:table-cell table:style-name="ce13" table:number-columns-repeated="12"/>
          </table:table-row>
          <table:table-row table:style-name="ro4" table:number-rows-repeated="3">
            <table:table-cell table:style-name="ce4"/>
            <table:table-cell table:style-name="ce9" table:number-columns-repeated="2"/>
            <table:table-cell table:style-name="ce13" table:number-columns-repeated="14"/>
          </table:table-row>
        </table:table-row-group>
        <table:table-row table:style-name="ro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5">
          <table:table-cell table:style-name="ce17" office:value-type="string" calcext:value-type="string">
            <text:p>FUNCTIONS</text:p>
          </table:table-cell>
          <table:table-cell table:style-name="ce9" table:number-columns-repeated="2"/>
          <table:table-cell table:style-name="ce13" table:number-columns-repeated="14"/>
        </table:table-row>
        <table:table-row-group>
          <table:table-row table:style-name="ro4">
            <table:table-cell table:style-name="ce4" office:value-type="string" calcext:value-type="string">
              <text:p>PATHS</text:p>
            </table:table-cell>
            <table:table-cell table:style-name="ce9" office:value-type="float" office:value="1" calcext:value-type="float">
              <text:p>1</text:p>
            </table:table-cell>
            <table:table-cell table:style-name="ce25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INITIALIZE_DB</text:p>
            </table:table-cell>
            <table:table-cell table:style-name="ce9" office:value-type="float" office:value="2" calcext:value-type="float">
              <text:p>2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LISTGAMES</text:p>
            </table:table-cell>
            <table:table-cell table:style-name="ce9" office:value-type="float" office:value="3" calcext:value-type="float">
              <text:p>3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ROMS</text:p>
            </table:table-cell>
            <table:table-cell table:style-name="ce9" office:value-type="float" office:value="4" calcext:value-type="float">
              <text:p>4</text:p>
            </table:table-cell>
            <table:table-cell table:style-name="ce25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IMAGES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MEDIA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LOADIMAGESSCRAPED</text:p>
            </table:table-cell>
            <table:table-cell table:style-name="ce9" office:value-type="float" office:value="7" calcext:value-type="float">
              <text:p>7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/>
            <table:table-cell table:style-name="ce13" office:value-type="string" calcext:value-type="string">
              <text:p>COMMAND LINE PARAMETER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LOADLISTGAMES_2_XML_DB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/>
            <table:table-cell table:style-name="ce13" table:formula="of:=COM.MICROSOFT.CONCAT([.C$30:.C$43])&amp;&quot;X&quot;" office:value-type="string" office:string-value="10010000X" calcext:value-type="string">
              <text:p>10010000X</text:p>
            </table:table-cell>
            <table:table-cell table:style-name="ce13" table:number-columns-repeated="12"/>
          </table:table-row>
        </table:table-row-group>
        <table:table-row table:style-name="ro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5">
          <table:table-cell table:style-name="ce17" office:value-type="string" calcext:value-type="string">
            <text:p>CONSOLES</text:p>
          </table:table-cell>
          <table:table-cell table:style-name="ce9" table:number-columns-repeated="2"/>
          <table:table-cell table:style-name="ce13" table:number-columns-repeated="14"/>
        </table:table-row>
        <table:table-row-group>
          <table:table-row table:style-name="ro4">
            <table:table-cell table:style-name="ce4" office:value-type="string" calcext:value-type="string">
              <text:p>arcade</text:p>
            </table:table-cell>
            <table:table-cell table:style-name="ce9" office:value-type="float" office:value="1" calcext:value-type="float">
              <text:p>1</text:p>
            </table:table-cell>
            <table:table-cell table:style-name="ce25" office:value-type="float" office:value="1" calcext:value-type="float">
              <text:p>1</text:p>
            </table:table-cell>
            <table:table-cell table:style-name="ce13" table:number-columns-repeated="6"/>
            <table:table-cell table:style-name="ce13">
              <draw:connector draw:z-index="8" draw:name="Connector-Standard 4" draw:style-name="gr1" draw:text-style-name="P1" svg:x1="-13.58mm" svg:y1="-91.44mm" svg:x2="22.13mm" svg:y2="-55.49mm" draw:start-shape="id5" draw:start-glue-point="2" draw:end-shape="id1" draw:end-glue-point="4" svg:d="M28219 16288v1800h3571v1795" svg:viewBox="0 0 3572 3596">
                <text:p/>
              </draw:connector>
            </table:table-cell>
            <table:table-cell table:style-name="ce13" table:number-columns-repeated="7"/>
          </table:table-row>
          <table:table-row table:style-name="ro4">
            <table:table-cell table:style-name="ce4" office:value-type="string" calcext:value-type="string">
              <text:p>atari2600</text:p>
            </table:table-cell>
            <table:table-cell table:style-name="ce9" office:value-type="float" office:value="2" calcext:value-type="float">
              <text:p>2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atari5200</text:p>
            </table:table-cell>
            <table:table-cell table:style-name="ce9" office:value-type="float" office:value="3" calcext:value-type="float">
              <text:p>3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atari7800</text:p>
            </table:table-cell>
            <table:table-cell table:style-name="ce9" office:value-type="float" office:value="4" calcext:value-type="float">
              <text:p>4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c64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dreamcast</text:p>
            </table:table-cell>
            <table:table-cell table:style-name="ce9" office:value-type="float" office:value="6" calcext:value-type="float">
              <text:p>6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gba</text:p>
            </table:table-cell>
            <table:table-cell table:style-name="ce9" office:value-type="float" office:value="7" calcext:value-type="float">
              <text:p>7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gc</text:p>
            </table:table-cell>
            <table:table-cell table:style-name="ce9" office:value-type="float" office:value="8" calcext:value-type="float">
              <text:p>8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me</text:p>
            </table:table-cell>
            <table:table-cell table:style-name="ce9" office:value-type="float" office:value="9" calcext:value-type="float">
              <text:p>9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me-advmame</text:p>
            </table:table-cell>
            <table:table-cell table:style-name="ce9" office:value-type="float" office:value="10" calcext:value-type="float">
              <text:p>10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me-libretro</text:p>
            </table:table-cell>
            <table:table-cell table:style-name="ce9" office:value-type="float" office:value="11" calcext:value-type="float">
              <text:p>11</text:p>
            </table:table-cell>
            <table:table-cell table:style-name="ce25" office:value-type="float" office:value="1" calcext:value-type="float">
              <text:p>1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me-mame4all</text:p>
            </table:table-cell>
            <table:table-cell table:style-name="ce9" office:value-type="float" office:value="12" calcext:value-type="float">
              <text:p>12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astersystems</text:p>
            </table:table-cell>
            <table:table-cell table:style-name="ce9" office:value-type="float" office:value="13" calcext:value-type="float">
              <text:p>13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megadrive</text:p>
            </table:table-cell>
            <table:table-cell table:style-name="ce9" office:value-type="float" office:value="14" calcext:value-type="float">
              <text:p>14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n64</text:p>
            </table:table-cell>
            <table:table-cell table:style-name="ce9" office:value-type="float" office:value="15" calcext:value-type="float">
              <text:p>15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nds</text:p>
            </table:table-cell>
            <table:table-cell table:style-name="ce9" office:value-type="float" office:value="16" calcext:value-type="float">
              <text:p>16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neogeo</text:p>
            </table:table-cell>
            <table:table-cell table:style-name="ce9" office:value-type="float" office:value="17" calcext:value-type="float">
              <text:p>17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nes</text:p>
            </table:table-cell>
            <table:table-cell table:style-name="ce9" office:value-type="float" office:value="18" calcext:value-type="float">
              <text:p>18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pc</text:p>
            </table:table-cell>
            <table:table-cell table:style-name="ce9" office:value-type="float" office:value="19" calcext:value-type="float">
              <text:p>19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ports</text:p>
            </table:table-cell>
            <table:table-cell table:style-name="ce9" office:value-type="float" office:value="20" calcext:value-type="float">
              <text:p>20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psp</text:p>
            </table:table-cell>
            <table:table-cell table:style-name="ce9" office:value-type="float" office:value="21" calcext:value-type="float">
              <text:p>21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psx</text:p>
            </table:table-cell>
            <table:table-cell table:style-name="ce9" office:value-type="float" office:value="22" calcext:value-type="float">
              <text:p>22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saturn</text:p>
            </table:table-cell>
            <table:table-cell table:style-name="ce9" office:value-type="float" office:value="23" calcext:value-type="float">
              <text:p>23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sg-1000</text:p>
            </table:table-cell>
            <table:table-cell table:style-name="ce9" office:value-type="float" office:value="24" calcext:value-type="float">
              <text:p>24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 table:number-columns-repeated="14"/>
          </table:table-row>
          <table:table-row table:style-name="ro4">
            <table:table-cell table:style-name="ce4" office:value-type="string" calcext:value-type="string">
              <text:p>snes</text:p>
            </table:table-cell>
            <table:table-cell table:style-name="ce9" office:value-type="float" office:value="25" calcext:value-type="float">
              <text:p>25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/>
            <table:table-cell table:style-name="ce13" office:value-type="string" calcext:value-type="string">
              <text:p>COMMAND LINE PARAMETER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zxspectrum</text:p>
            </table:table-cell>
            <table:table-cell table:style-name="ce9" office:value-type="float" office:value="26" calcext:value-type="float">
              <text:p>26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13"/>
            <table:table-cell table:style-name="ce13" table:formula="of:=COM.MICROSOFT.CONCAT([.C$45:.C$71])&amp;&quot;X&quot;" office:value-type="string" office:string-value="100000000010000000000000001X" calcext:value-type="string">
              <text:p>100000000010000000000000001X</text:p>
            </table:table-cell>
            <table:table-cell table:style-name="ce13" table:number-columns-repeated="12"/>
          </table:table-row>
          <table:table-row table:style-name="ro4">
            <table:table-cell table:style-name="ce4" office:value-type="string" calcext:value-type="string">
              <text:p>TurboGrafX <text:s text:c="3"/>pcengine</text:p>
            </table:table-cell>
            <table:table-cell table:style-name="ce9" office:value-type="float" office:value="27" calcext:value-type="float">
              <text:p>27</text:p>
            </table:table-cell>
            <table:table-cell table:style-name="ce25" office:value-type="float" office:value="1" calcext:value-type="float">
              <text:p>1</text:p>
            </table:table-cell>
            <table:table-cell table:style-name="ce13" table:number-columns-repeated="14"/>
          </table:table-row>
        </table:table-row-group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number-columns-repeated="17"/>
        </table:table-row>
        <table:table-row table:style-name="ro13">
          <table:table-cell table:number-columns-repeated="17"/>
        </table:table-row>
        <table:table-row table:style-name="ro4" table:number-rows-repeated="1048474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TEMPLATE" table:style-name="ta1">
        <table:shapes>
          <draw:custom-shape draw:z-index="0" draw:name="Shape 1" draw:style-name="gr8" draw:text-style-name="P8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7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5" draw:style-name="gr8" draw:text-style-name="P8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7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6" draw:style-name="gr8" draw:text-style-name="P8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7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7" draw:style-name="gr8" draw:text-style-name="P8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7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18" draw:style-name="gr8" draw:text-style-name="P8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7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19" draw:style-name="gr10" draw:text-style-name="P10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7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4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4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6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2" draw:style-name="gr11" draw:text-style-name="P12" svg:width="143.26mm" svg:height="17.81mm" svg:x="13.69mm" svg:y="2.85mm">
              <text:p text:style-name="P11"><text:span text:style-name="T8">\\10.236.177.4\D_Drive\</text:span><text:span text:style-name="T9">MIDDLEWARE_LOG\epl_stammdaten\</text:span><text:span text:style-name="T10"><text:line-break/></text:span><text:span text:style-name="T11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4" table:number-rows-repeated="4">
          <table:table-cell table:number-columns-repeated="17"/>
        </table:table-row>
        <table:table-row table:style-name="ro13">
          <table:table-cell table:number-columns-repeated="17"/>
        </table:table-row>
        <table:table-row table:style-name="ro4" table:number-rows-repeated="1048505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ET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current-selected="true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8" draw:text-style-name="P8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7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8" draw:style-name="gr8" draw:text-style-name="P8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7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1" table:default-cell-style-name="ce13"/>
        <table:table-column table:style-name="co13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UP FLOW CHART</text:p>
          </table:table-cell>
          <table:table-cell table:style-name="ce11" table:number-columns-repeated="17"/>
        </table:table-row>
        <table:table-row table:style-name="ro4">
          <table:table-cell table:number-columns-repeated="19"/>
        </table:table-row>
        <table:table-row table:style-name="ro4">
          <table:table-cell table:number-columns-repeated="2"/>
          <table:table-cell table:style-name="ce30" office:value-type="string" calcext:value-type="string">
            <text:p>Linux</text:p>
          </table:table-cell>
          <table:table-cell table:number-columns-repeated="16"/>
        </table:table-row>
        <table:table-row table:style-name="ro4">
          <table:table-cell table:number-columns-repeated="2"/>
          <table:table-cell>
            <draw:control draw:z-index="2" draw:name="Control 1" draw:style-name="gr12" draw:text-style-name="P13" svg:width="57.93mm" svg:height="7.31mm" svg:x="9.25mm" svg:y="0.93mm" draw:control="control2"/>
          </table:table-cell>
          <table:table-cell table:number-columns-repeated="16"/>
        </table:table-row>
        <table:table-row table:style-name="ro4">
          <table:table-cell table:number-columns-repeated="2"/>
          <table:table-cell>
            <draw:control draw:z-index="3" draw:name="Control 4" draw:style-name="gr12" draw:text-style-name="P13" svg:width="57.93mm" svg:height="7.31mm" svg:x="9.48mm" svg:y="3.45mm" draw:control="control3"/>
          </table:table-cell>
          <table:table-cell table:number-columns-repeated="16"/>
        </table:table-row>
        <table:table-row table:style-name="ro4" table:number-rows-repeated="4">
          <table:table-cell table:number-columns-repeated="19"/>
        </table:table-row>
        <table:table-row table:style-name="ro16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/home/pi/Documents/ArcadeMeta" calcext:value-type="string">
            <text:p>/home/pi/Documents/ArcadeMeta</text:p>
          </table:table-cell>
          <table:table-cell table:style-name="ce28" office:value-type="string" calcext:value-type="string">
            <text:p><text:a xlink:href="file://10.236.177.4/D_Drive" xlink:type="simple">\\10.236.177.4\D_Drive</text:a>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thunar" calcext:value-type="string">
            <text:p>thunar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6">
          <table:table-cell/>
          <table:table-cell table:style-name="ce28" office:value-type="string" calcext:value-type="string">
            <text:p>%ROOT_SCRIPTING_PATH%</text:p>
          </table:table-cell>
          <table:table-cell table:style-name="ce31" table:formula="of:=IF([.$C$3]=&quot;Windows&quot;;[.D12];[.E12])" office:value-type="string" office:string-value="NONE" calcext:value-type="string">
            <text:p>NONE</text:p>
          </table:table-cell>
          <table:table-cell table:style-name="ce28" office:value-type="string" calcext:value-type="string">
            <text:p><text:a xlink:href="file://10.236.177.4/Schneider/ScriptingPath" xlink:type="simple">\\10.236.177.4\Schneider\ScriptingPath</text:a></text:p>
          </table:table-cell>
          <table:table-cell table:style-name="ce28" office:value-type="string" calcext:value-type="string">
            <text:p>NONE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xed" calcext:value-type="string">
            <text:p>xed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6">
          <table:table-cell/>
          <table:table-cell table:style-name="ce28" office:value-type="string" calcext:value-type="string">
            <text:p>%ProgramsUser%</text:p>
          </table:table-cell>
          <table:table-cell table:style-name="ce31" table:formula="of:=IF([.$C$3]=&quot;Windows&quot;;[.D13];[.E13])" office:value-type="string" office:string-value=" " calcext:value-type="string">
            <text:p><text:s/></text:p>
          </table:table-cell>
          <table:table-cell table:style-name="ce28" office:value-type="string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spyder" calcext:value-type="string">
            <text:p>spyder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4];[.E14])" office:value-type="string" office:string-value=" " calcext:value-type="string">
            <text:p><text:s/>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sqlitebrowser" calcext:value-type="string">
            <text:p>sqlitebrowser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sqlitebrows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office:value-type="string" calcext:value-type="string">
            <text:p>python</text:p>
          </table:table-cell>
          <table:table-cell table:style-name="ce31" table:formula="of:=IF([.$C$3]=&quot;Windows&quot;;[.I15];[.J15])" office:value-type="string" office:string-value="python3" calcext:value-type="string">
            <text:p>python3</text:p>
          </table:table-cell>
          <table:table-cell table:style-name="ce28"/>
          <table:table-cell table:style-name="ce28" office:value-type="string" calcext:value-type="string">
            <text:p>python3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4" table:number-rows-repeated="5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14"/>
        </table:table-row>
        <table:table-row table:style-name="ro4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14"/>
        </table:table-row>
        <table:table-row table:style-name="ro4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4" table:number-rows-repeated="10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>
        <table:named-range table:name="CMD_01" table:base-cell-address="$'ROMS-Cockpit'.$C$23" table:cell-range-address="$'ROMS-Cockpit'.$D$91:.$E$91"/>
        <table:named-range table:name="COMANDLINE01" table:base-cell-address="$'ROMS-Cockpit'.$C$23" table:cell-range-address="$'ROMS-Cockpit'.$E$42"/>
        <table:named-range table:name="COMANDLINE02" table:base-cell-address="$'ROMS-Cockpit'.$E$59" table:cell-range-address="$'ROMS-Cockpit'.$E$70"/>
        <table:named-range table:name="Python_05" table:base-cell-address="$'ROMS-Cockpit'.$P$52" table:cell-range-address="$'ROMS-Cockpit'.$P$84"/>
        <table:named-range table:name="RND_SCREANSHOTS" table:base-cell-address="$'ROMS-Cockpit'.$E$16" table:cell-range-address="$'ROMS-Cockpit'.$E$29"/>
        <table:named-range table:name="rngPROGRAMS" table:base-cell-address="$'ROMS-Cockpit'.$G$11" table:cell-range-address="$SETUP.$G$11:.$I$24"/>
        <table:named-range table:name="rngVARIABLE" table:base-cell-address="$'ROMS-Cockpit'.$G$11" table:cell-range-address="$SETUP.$B$11:.$D$24"/>
        <table:named-range table:name="RNG_ROOT" table:base-cell-address="$'ROMS-Cockpit'.$C$12" table:cell-range-address="$'ROMS-Cockpit'.$E$26"/>
        <table:named-range table:name="RNG_ROOT_DB" table:base-cell-address="$'ROMS-Cockpit'.$E$14" table:cell-range-address="$'ROMS-Cockpit'.$E$27"/>
        <table:named-range table:name="RNG_ROOT_USB" table:base-cell-address="$'ROMS-Cockpit'.$E$15" table:cell-range-address="$'ROMS-Cockpit'.$E$28"/>
        <table:named-range table:name="RNG_ROOT_VAR" table:base-cell-address="$'ROMS-Cockpit'.$A$2" table:cell-range-address="$'ROMS-Cockpit'.$A$26"/>
        <table:named-expression table:name="RNG_TERMINAL" table:base-cell-address="$'ROMS-Cockpi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family-asian="'Noto Sans CJK SC'" style:font-family-generic-asian="system" style:font-pitch-asian="variable" style:font-size-asian="10pt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.00.0000</text:date>, <text:time style:data-style-name="N2" text:time-value="15:39:40.90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09:35:15.056000000</meta:creation-date>
    <meta:generator>LibreOffice/24.2.2.2$Windows_X86_64 LibreOffice_project/d56cc158d8a96260b836f100ef4b4ef25d6f1a01</meta:generator>
    <dc:date>2024-04-25T17:38:43.856000000</dc:date>
    <meta:editing-duration>P1DT20H3M14S</meta:editing-duration>
    <meta:editing-cycles>38</meta:editing-cycles>
    <meta:document-statistic meta:table-count="3" meta:cell-count="204" meta:object-count="2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Sub Macro1

End Sub</script:module>
</file>

<file path=Basic/Standard/mouseClick.xml><?xml version="1.0" encoding="utf-8"?>
<!DOCTYPE module  PUBLIC '-//OpenOffice.org//DTD OfficeDocument 1.0//EN'  'module.dtd'>
<script:module xmlns:script="http://openoffice.org/2000/script" script:name="mouseClick" script:language="StarBasic" script:moduleType="normal">REM  *****  BASIC  *****
REM Sorry, but I leave any remarks I am writing in Russian - it's more convenient for me (native language)
REM You can use the Google-Translate
'Option Explicit	' All variables are declared explicitly via "Dim".
Option Base 0	' Indexing of each array starts from zero
'=======================================================================
REM Global variables
Public oMouseClickHandler	REM
REM Start listening to events from the mouse
'=======================================================================
Sub RegisterMouseClickHandler
   oMouseClickHandler =  createUnoListener("MouseOnClick_", "com.sun.star.awt.XMouseClickHandler")
   ThisComponent.getCurrentController().addMouseClickHandler(oMouseClickHandler)
End Sub
'=======================================================================
REM Stop the hearing
Sub UnregisterMouseClickHandler
	On Error Resume Next
	ThisComponent.getCurrentController().removeMouseClickHandler(oMouseClickHandler)
	On Error GOTO 0
End Sub
'=======================================================================

'=======================================================================
REM Button pressed
Function MouseOnClick_mousePressed(oEvt) As Boolean
	REM It is possible to process the event at this moment
	REM But it is better (so it is considered) at the moment of releasing the button
	MouseOnClick_mousePressed = False


 sVar = MsgBox( "Button Pressed",256 + 16 + 2, "MOUSE EVENT TEST ")

End Function
'=======================================================================
REM Button released

Function MouseOnClick_mouseReleased(oEvt) As Boolean
	Dim oCell As Object		' The cell that has become highlighted
	Dim oSheet As Object	' The sheet on which it happened
	Dim nColumn%, nRow%	' The number of the column and row in which the current cell is located

		MouseOnClick_mouseReleased = False    ' Allow the office to handle other processing of this event
		 

 sVar = MsgBox( "Button released",256 + 16 + 2, "MOUSE EVENT TEST ")

End Function
'=======================================================================
sub test


 sVar = MsgBox( "Las Vegas",256 + 16 + 2, "Dialog title")


end sub
'=======================================================================
</script:module>
</file>

<file path=Basic/Standard/mouseEvent.xml><?xml version="1.0" encoding="utf-8"?>
<!DOCTYPE module  PUBLIC '-//OpenOffice.org//DTD OfficeDocument 1.0//EN'  'module.dtd'>
<script:module xmlns:script="http://openoffice.org/2000/script" script:name="mouseEvent" script:language="StarBasic" script:moduleType="normal">option explicit
'==============================================================
Sub ToggleTrueFalse(oEvent)

if oEvent.supportsService("com.sun.star.sheet.SheetCell") then

'				if oEvent.AbsoluteName = "$ROMS-Cockpit.A$4" then
'					if oEvent.formula = "" then
'						oEvent.value = now
'					end if	
'				end if	

 if oEvent.value = "" then 
 
 	exit sub
end if


 if oEvent.value = 0 then 
 	oEvent.value =1
 	cellOffsetSelect(0,1)
 	exit sub
end if

 if oEvent.value = 1 then 
 	oEvent.value =0
 	cellOffsetSelect(0,1)
 	exit sub
end if


end if


	'	dim sVar
	'	sVar = MsgBox( "Button Pressed",256 + 16 + 2, "MOUSE EVENT TEST ")

End Sub
'==============================================================
sub TEST_offset
				rem ----------------------------------------------------------------------
				rem define variables
				dim document   as object
				dim oSel as object, oSheet as object
				dim X
				rem ----------------------------------------------------------------------
				rem get access to the document
				oSheet=thiscomponent.getcurrentcontroller.activesheet
				oSel = ThisComponent.getCurrentSelection()
			'print oSel.value
			Print oSel.AbsoluteName
				X=oSel.AbsoluteName
				
				  With ThisComponent.CurrentController
    					'.select(.ActiveSheet.getCellRangeByName("B3:C5"))
    					.select(.ActiveSheet.getCellRangeByName(X))
  				End With
end sub

'==============================================================
sub cellOffsetSelect(nRow,nCol)
	dim oDoc as object, oSel as object, oActiveCell as object, oCell as object, iSheet&amp;, iColumn&amp;, iRow&amp;
	oDoc=ThisComponent
	oSel=oDoc.CurrentController.getSelection 'current selection
	if oSel.supportsService ("com.sun.star.sheet.SheetCell") then 'only one cell is selected
		oActiveCell=oSel
	else
		exit sub
	end if
	iSheet=oActiveCell.CellAddress.Sheet 'number of current sheet
	iColumn=oActiveCell.CellAddress.Column 'number of current column
	iRow=oActiveCell.CellAddress.Row 'number of current row
	oCell=oDoc.sheets(iSheet).getCellByPosition(iColumn+nCol, iRow+nRow) 'OFFSET: +1 for the column, +0 for the row
	oDoc.CurrentController.Select(oCell) 'select new cell
End Sub
'==============================================================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useClick"/>
  <library:element library:name="mouseEv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